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565b" officeooo:paragraph-rsid="0000565b"/>
    </style:style>
    <style:style style:name="P2" style:family="paragraph" style:parent-style-name="Standard">
      <style:text-properties officeooo:paragraph-rsid="0000565b"/>
    </style:style>
    <style:style style:name="P3" style:family="paragraph" style:parent-style-name="Standard">
      <style:text-properties officeooo:rsid="0002851e" officeooo:paragraph-rsid="0002851e"/>
    </style:style>
    <style:style style:name="P4" style:family="paragraph" style:parent-style-name="Standard">
      <style:text-properties officeooo:rsid="0003a9f0" officeooo:paragraph-rsid="0003a9f0"/>
    </style:style>
    <style:style style:name="P5" style:family="paragraph" style:parent-style-name="Standard">
      <style:text-properties fo:font-size="11pt" fo:font-style="italic" officeooo:rsid="0003a9f0" officeooo:paragraph-rsid="0003a9f0" style:font-size-asian="11pt" style:font-style-asian="italic" style:font-size-complex="11pt" style:font-style-complex="italic"/>
    </style:style>
    <style:style style:name="P6" style:family="paragraph" style:parent-style-name="Standard">
      <style:text-properties officeooo:rsid="0008e521" officeooo:paragraph-rsid="0008e521"/>
    </style:style>
    <style:style style:name="P7" style:family="paragraph" style:parent-style-name="Preformatted_20_Text">
      <style:text-properties fo:language="fr" fo:country="FR" officeooo:rsid="0000565b" officeooo:paragraph-rsid="000751d8"/>
    </style:style>
    <style:style style:name="P8" style:family="paragraph" style:parent-style-name="Preformatted_20_Text">
      <style:paragraph-properties fo:margin-top="0cm" fo:margin-bottom="0.499cm" style:contextual-spacing="false" fo:text-align="start" style:justify-single-word="false" style:writing-mode="lr-tb"/>
      <style:text-properties fo:language="fr" fo:country="FR"/>
    </style:style>
    <style:style style:name="P9" style:family="paragraph" style:parent-style-name="Preformatted_20_Text">
      <style:paragraph-properties fo:text-align="start" style:justify-single-word="false" style:writing-mode="lr-tb"/>
      <style:text-properties fo:language="fr" fo:country="FR"/>
    </style:style>
    <style:style style:name="P10" style:family="paragraph" style:parent-style-name="Preformatted_20_Text">
      <style:paragraph-properties fo:text-align="start" style:justify-single-word="false" style:writing-mode="lr-tb"/>
    </style:style>
    <style:style style:name="P11" style:family="paragraph" style:parent-style-name="Standard">
      <style:text-properties officeooo:rsid="00092a0e" officeooo:paragraph-rsid="00092a0e" fo:background-color="#ffff00"/>
    </style:style>
    <style:style style:name="P12" style:family="paragraph" style:parent-style-name="Standard">
      <style:text-properties officeooo:rsid="0008e521" officeooo:paragraph-rsid="0008e521" fo:background-color="#ffff00"/>
    </style:style>
    <style:style style:name="P13" style:family="paragraph" style:parent-style-name="Standard">
      <style:text-properties officeooo:rsid="0002851e" officeooo:paragraph-rsid="00092a0e"/>
    </style:style>
    <style:style style:name="P14" style:family="paragraph" style:parent-style-name="Standard">
      <style:text-properties fo:font-style="normal" officeooo:rsid="0000565b" officeooo:paragraph-rsid="0000565b" style:font-style-asian="normal" style:font-style-complex="normal"/>
    </style:style>
    <style:style style:name="P15" style:family="paragraph" style:parent-style-name="Standard">
      <style:text-properties fo:font-style="normal" officeooo:rsid="00075e10" officeooo:paragraph-rsid="00075e10" style:font-style-asian="normal" style:font-style-complex="normal"/>
    </style:style>
    <style:style style:name="P16" style:family="paragraph" style:parent-style-name="Standard" style:list-style-name="L1">
      <style:text-properties officeooo:paragraph-rsid="00075e10"/>
    </style:style>
    <style:style style:name="P17" style:family="paragraph" style:parent-style-name="Standard">
      <style:text-properties officeooo:rsid="0000565b" officeooo:paragraph-rsid="0000565b"/>
    </style:style>
    <style:style style:name="P18" style:family="paragraph" style:parent-style-name="Standard">
      <style:text-properties officeooo:rsid="000a3bd1" officeooo:paragraph-rsid="000a3bd1"/>
    </style:style>
    <style:style style:name="P19" style:family="paragraph" style:parent-style-name="Text_20_body" style:list-style-name="L1">
      <style:text-properties officeooo:paragraph-rsid="000a06f8"/>
    </style:style>
    <style:style style:name="P20" style:family="paragraph" style:parent-style-name="Text_20_body" style:list-style-name="L1">
      <style:text-properties fo:font-style="normal" officeooo:rsid="000c2952" officeooo:paragraph-rsid="00075e10" style:font-style-asian="normal" style:font-style-complex="normal"/>
    </style:style>
    <style:style style:name="P21" style:family="paragraph" style:parent-style-name="Text_20_body">
      <style:text-properties fo:font-style="normal" officeooo:rsid="000c2952" officeooo:paragraph-rsid="00075e10" style:font-style-asian="normal" style:font-style-complex="normal"/>
    </style:style>
    <style:style style:name="P22" style:family="paragraph" style:parent-style-name="Text_20_body" style:list-style-name="L1">
      <style:text-properties fo:font-style="normal" officeooo:rsid="00075e10" officeooo:paragraph-rsid="00075e10" style:font-style-asian="normal" style:font-style-complex="normal"/>
    </style:style>
    <style:style style:name="P23" style:family="paragraph" style:parent-style-name="Text_20_body" style:list-style-name="L1">
      <style:text-properties fo:font-style="normal" style:font-style-asian="normal" style:font-style-complex="normal"/>
    </style:style>
    <style:style style:name="P24" style:family="paragraph" style:parent-style-name="Text_20_body" style:list-style-name="L1">
      <style:text-properties officeooo:rsid="00075e10" officeooo:paragraph-rsid="00075e10"/>
    </style:style>
    <style:style style:name="P25" style:family="paragraph" style:parent-style-name="Preformatted_20_Text">
      <style:text-properties fo:language="fr" fo:country="FR" officeooo:rsid="000751d8" officeooo:paragraph-rsid="000751d8"/>
    </style:style>
    <style:style style:name="T1" style:family="text">
      <style:text-properties officeooo:rsid="0000565b"/>
    </style:style>
    <style:style style:name="T2" style:family="text">
      <style:text-properties fo:font-style="italic"/>
    </style:style>
    <style:style style:name="T3" style:family="text">
      <style:text-properties fo:font-style="italic" officeooo:rsid="0000565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0565b" style:font-style-asian="normal" style:font-style-complex="normal"/>
    </style:style>
    <style:style style:name="T6" style:family="text">
      <style:text-properties fo:font-style="normal" officeooo:rsid="000c2952" style:font-style-asian="normal" style:font-style-complex="normal"/>
    </style:style>
    <style:style style:name="T7" style:family="text">
      <style:text-properties fo:font-style="normal" officeooo:rsid="001bf4ac" style:font-style-asian="normal" style:font-style-complex="normal"/>
    </style:style>
    <style:style style:name="T8" style:family="text">
      <style:text-properties fo:font-size="12pt" fo:font-style="italic" fo:font-weight="normal" officeooo:rsid="00008734" style:font-size-asian="12pt" style:font-style-asian="italic" style:font-weight-asian="normal" style:font-size-complex="12pt" style:font-style-complex="italic" style:font-weight-complex="normal"/>
    </style:style>
    <style:style style:name="T9" style:family="text">
      <style:text-properties fo:font-size="12pt" fo:font-style="normal" fo:font-weight="normal" officeooo:rsid="00008734"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008734" fo:background-color="#ffff00" loext:char-shading-value="0" style:font-size-asian="12pt" style:font-style-asian="normal" style:font-weight-asian="normal" style:font-size-complex="12pt" style:font-style-complex="normal" style:font-weight-complex="normal"/>
    </style:style>
    <style:style style:name="T11" style:family="text">
      <style:text-properties officeooo:rsid="0003a9f0"/>
    </style:style>
    <style:style style:name="T12" style:family="text">
      <style:text-properties fo:background-color="#ffff00" loext:char-shading-value="0"/>
    </style:style>
    <style:style style:name="T13" style:family="text">
      <style:text-properties officeooo:rsid="0008e521" fo:background-color="#ffff00" loext:char-shading-value="0"/>
    </style:style>
    <style:style style:name="T14" style:family="text">
      <style:text-properties officeooo:rsid="0004b7bc"/>
    </style:style>
    <style:style style:name="T15" style:family="text">
      <style:text-properties officeooo:rsid="0005e52a"/>
    </style:style>
    <style:style style:name="T16" style:family="text">
      <style:text-properties officeooo:rsid="000751d8"/>
    </style:style>
    <style:style style:name="T17" style:family="text">
      <style:text-properties officeooo:rsid="00075e1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ncesca Borri – <text:span text:style-name="T11">correspondante de guerre</text:span></text:p>
      <text:p text:style-name="P18">Francesca Borri – chroniques aux confins de la misère</text:p>
      <text:p text:style-name="P1"/>
      <text:p text:style-name="P4">«Il mondo sembra in bianco e nero, amici e nemici, torto e ragione, solo a guardarlo a distanza. Da vicino, tutto è molto più complesso.» </text:p>
      <text:p text:style-name="P5">(Lorsqu'on le <text:span text:style-name="T16">voit</text:span> de loin, le monde se présente en noir et blanc: ami et ennemi, bon et mauvais. Mais lorsqu'on le regarde de plus près, tout est beaucoup plus complexe.)</text:p>
      <text:p text:style-name="Standard"/>
      <text:p text:style-name="Standard">Francesca Borri est une journaliste indépendante d’origine italienne qui a vécu plusieurs années à Alep et à Gaza. <text:span text:style-name="T12">Elle </text:span><text:span text:style-name="T13">est récemment retournée vivre en Italie. </text:span><text:span text:style-name="T12"><text:s/></text:span></text:p>
      <text:p text:style-name="Standard"/>
      <text:p text:style-name="P11">Plus récemment, elle retournée vivre en Italie. Comme on le sait, son pays fut le théatre d'une des pires manifestations du Covid en Europe. Alors qu'elle a passé des années à décrire la souffrance et l'horreur, elle a pu témoigner … mais dans son pays</text:p>
      <text:p text:style-name="Standard"/>
      <text:p text:style-name="P6">Francesca Borri témoigne du quotidien des hommes et des femmes qui tentent de survivre dans la misère, dans des zones dévastées par les conflits armés…</text:p>
      <text:p text:style-name="P6"/>
      <text:p text:style-name="P12">Ses articles témoignent...</text:p>
      <text:p text:style-name="Standard"/>
      <text:p text:style-name="P2"><text:span text:style-name="T1">Elle a publié plusieurs ouvrages en italien dont </text:span><text:span text:style-name="T2">Non aprire mai </text:span><text:span text:style-name="T5">à propos du conflit au Kosovo (2008), </text:span><text:span text:style-name="T2">Qualcuno con cui parlare. Israeliani e Palestinesi </text:span><text:span text:style-name="T5">sur le conflit israélo-palestinien (2010) et </text:span><text:span text:style-name="T2">La guerra dentro </text:span><text:span text:style-name="T5">sur la guerre civile en Syrie (2012). Ce dernier ouvrage a été traduit en anglais sous le titre de </text:span><text:span text:style-name="T3">Syrian dust, report from the heart of the battle for Aleppo</text:span><text:span text:style-name="T5"> (2015). </text:span></text:p>
      <text:p text:style-name="P2"/>
      <text:p text:style-name="P2"><text:bookmark text:name="productTitle"/><text:bookmark text:name="title"/><text:span text:style-name="T9">Son dernier ouvrage s'intitule </text:span><text:span text:style-name="T8">Ma quale paradiso?: Tra i jihadisti delle Maldive (2017) </text:span><text:span text:style-name="T9">et traite de</text:span><text:span text:style-name="T10">…</text:span><text:span text:style-name="T9"> Il a été traduit en anglais sous le titre de </text:span><text:span text:style-name="T2">Destination Paradise: Among the Jihadists of the Maldives</text:span></text:p>
      <text:p text:style-name="P2"/>
      <text:p text:style-name="P3"><text:span text:style-name="T14">Certains de s</text:span>es livres ont également été traduits en portugais et en allemand. Jamais <text:span text:style-name="T15">les lecteurs francophones n'ont pu la lire dans leur langue</text:span>.</text:p>
      <text:p text:style-name="P3"/>
      <text:p text:style-name="P13">Le présent recueil regroupe un ensemble de textes de Francesca Borri (traduits de l'anglais ou de l'italien - avec la permission de l'auteur – qu'elle publie sur Facebook). Certains textes sont annotés de sorte à les situer, à donner plus d'information contextuelle au lecteur. Le retranscription d'un bref entretien avec l'auteur est présenté à titre de conclusion.</text:p>
      <text:p text:style-name="P2"/>
      <text:p text:style-name="P14">Francesca Borri, une voix essentielle.</text:p>
      <text:p text:style-name="P1"/>
      <text:p text:style-name="P15">Textes présentés:</text:p>
      <text:p text:style-name="P15"/>
      <text:list xml:id="list2968780030779776574" text:style-name="L1">
        <text:list-item>
          <text:p text:style-name="P20"/>
        </text:list-item>
        <text:list-item>
          <text:p text:style-name="P24"><text:span text:style-name="T6">R</text:span><text:span text:style-name="T4">AMALLAH 28 février 2020</text:span></text:p>
        </text:list-item>
        <text:list-item>
          <text:p text:style-name="P22">MALDIVES UN ANNO DOPPO 19 février 2020</text:p>
        </text:list-item>
        <text:list-item>
          <text:p text:style-name="P24">CAIRO AIRPORT. FOUR MONTHS LATER<text:span text:style-name="T4"> 10 février 2020</text:span></text:p>
        </text:list-item>
        <text:list-item>
          <text:p text:style-name="P22">HAIFA 20 décembre 2019</text:p>
        </text:list-item>
        <text:list-item>
          <text:p text:style-name="P22"><text:soft-page-break/>SANTIAGO 14 décembre 2019</text:p>
        </text:list-item>
        <text:list-item>
          <text:p text:style-name="P24">SANTIAGO DI SOPRA 10 décembre 2019</text:p>
        </text:list-item>
        <text:list-item>
          <text:p text:style-name="P24">SANTIAGO DI SOTTO<text:span text:style-name="T4"> 6 décembre 2019</text:span></text:p>
        </text:list-item>
        <text:list-item>
          <text:p text:style-name="P24">LOWER SANTIAGO<text:span text:style-name="T4"> 5 décembre 2019</text:span></text:p>
        </text:list-item>
        <text:list-item>
          <text:p text:style-name="P16"><text:span text:style-name="T17">THIRTY YEARS AND 30 PESOS </text:span>CHILE'S UPRISING <text:span text:style-name="T17">1 décembre 2019</text:span></text:p>
        </text:list-item>
        <text:list-item>
          <text:p text:style-name="P22">BEIRUT 30 octobre 2019</text:p>
        </text:list-item>
        <text:list-item>
          <text:p text:style-name="P23">(…</text:p>
        </text:list-item>
        <text:list-item>
          <text:p text:style-name="P19"><text:span text:style-name="T7">GAZA </text:span><text:a xlink:type="simple" xlink:href="https://www.facebook.com/syriandust/posts/1761715067204982"><text:span text:style-name="T7">https://www.facebook.com/syriandust/posts/1761715067204982</text:span></text:a><text:span text:style-name="T7"> </text:span><text:span text:style-name="T6">17 mai 2018</text:span></text:p>
        </text:list-item>
      </text:list>
      <text:p text:style-name="P21"/>
      <text:p text:style-name="P1"/>
      <text:p text:style-name="P25"><text:bookmark text:name="tw-target-text"/>Google translation de https://www.ilfattoquotidiano.it/blog/fborri/</text:p>
      <text:p text:style-name="P7"/>
      <text:p text:style-name="P7">Je n'aime pas la définition de journaliste de guerre, même si j'écris principalement sur la Syrie, ces derniers mois, je vis au Moyen-Orient, et dans ce que j'écris, en général, quelque chose explose, quelqu'un meurt. Mais les guerres, en fin de compte, ne sont pas seulement celles avec des missiles et des chars - ce ne sont que les guerres les plus faciles à voir. La seule chose qui me guide est en fait la curiosité. Et la seule chose que mes histoires ont en commun, c'est que ce sont des histoires de zéro kilomètre. Histoires, c'est-à-dire non racontées avec un copier-coller sur Internet, avec des appels téléphoniques, des voix, des morceaux de Facebook, des morceaux d'autres, mais touchés à la main, de la boue aux chevilles: des histoires racontées par les veines du monde. Parce que le monde semble noir et blanc, amis et ennemis, mauvais et juste, le regardant de loin. De près, tout est beaucoup plus complexe, plus nuancé, les rôles bouleversent souvent - et les frontières s'élargissent: parce que lorsque vous entrez dans une maison africaine éloignée et qu'ils vous parlent en français parfait, vous ne pouvez pas vous empêcher de comprendre combien nous sommes dans ce monde que nous croyons loin. Nous pensons être étrangers.</text:p>
      <text:section text:style-name="Sect1" text:name="tw-target-text-container">
        <text:p text:style-name="P9">Et ce n'est souvent pas notre meilleure partie.</text:p>
        <text:p text:style-name="P9">Et ce n'est plus vous qui posez soudain les questions. Parfois, à y regarder de près, c'est vous qui êtes appelé à répondre.</text:p>
        <text:p text:style-name="P10"/>
        <text:p text:style-name="P9">Francesca Borri, 1980, étudie en relations internationales, après une première expérience dans les Balkans elle a travaillé au Moyen-Orient, et en particulier en Israël et en Palestine, en tant que spécialiste des droits de l'homme. En 2012, il a décidé de raconter la guerre en Syrie en tant que journaliste indépendant. Depuis, ses articles ont été traduits en 15 langues.</text:p>
        <text:p text:style-name="P10"/>
        <text:p text:style-name="P8">Son dernier livre, The War Inside, actuellement disponible en Italie et en Norvège, sortira en Grande-Bretagne au printemps prochain.</text:p>
      </text:section>
      <text:section text:style-name="Sect1" text:name="tw-target-rmn-container">
        <text:p text:style-name="Text_20_body"><text:bookmark text:name="tw-target-rmn"/></text:p>
      </text:section>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5T21:06:46.016921221</meta:creation-date>
    <dc:date>2020-07-07T07:11:06.354752143</dc:date>
    <meta:editing-duration>PT1H7S</meta:editing-duration>
    <meta:editing-cycles>12</meta:editing-cycles>
    <meta:generator>LibreOffice/4.2.8.2$Linux_X86_64 LibreOffice_project/420m0$Build-2</meta:generator>
    <meta:document-statistic meta:table-count="0" meta:image-count="0" meta:object-count="0" meta:page-count="2" meta:paragraph-count="33" meta:word-count="754" meta:character-count="4564" meta:non-whitespace-character-count="3848"/>
  </office:meta>
</office:document-meta>
</file>